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Noto Sans CJK SC DemiLight" svg:font-family="'Noto Sans CJK SC DemiLight'" style:font-adornments="DemiLight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66.34mm"/>
    </style:style>
    <style:style style:name="co5" style:family="table-column">
      <style:table-column-properties fo:break-before="auto" style:column-width="36.02mm"/>
    </style:style>
    <style:style style:name="co6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Noto Sans CJK SC DemiLigh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With equaly likely priors</text:p>
          </table:table-cell>
          <table:covered-table-cell/>
          <table:table-cell table:number-columns-repeated="5"/>
          <table:table-cell table:style-name="ce1" office:value-type="string" calcext:value-type="string" table:number-columns-spanned="2" table:number-rows-spanned="1">
            <text:p>With Priors equals <text:s/>0.1,0.25,0.3,0.25,0.1]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qual Priors and Equal Variances</text:p>
          </table:table-cell>
          <table:table-cell table:number-columns-repeated="5"/>
          <table:table-cell table:style-name="Default"/>
          <table:table-cell table:style-name="ce1" office:value-type="string" calcext:value-type="string" table:number-columns-spanned="2" table:number-rows-spanned="1">
            <text:p>Equal Priors and Equal Variances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4"/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1)</text:p>
          </table:table-cell>
          <table:table-cell office:value-type="float" office:value="21.8590398365679" calcext:value-type="float">
            <text:p>21.8590398366</text:p>
          </table:table-cell>
          <table:table-cell table:style-name="ce3" office:value-type="float" office:value="78.1409601634321" calcext:value-type="float">
            <text:p>78.1409601634</text:p>
          </table:table-cell>
          <table:table-cell table:number-columns-repeated="4"/>
          <table:table-cell office:value-type="string" calcext:value-type="string">
            <text:p>(0, 1)</text:p>
          </table:table-cell>
          <table:table-cell office:value-type="float" office:value="15.6374501992032" calcext:value-type="float">
            <text:p>15.6374501992</text:p>
          </table:table-cell>
          <table:table-cell office:value-type="float" office:value="84.3625498007968" calcext:value-type="float">
            <text:p>84.3625498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)</text:p>
          </table:table-cell>
          <table:table-cell office:value-type="float" office:value="23.8658777120316" calcext:value-type="float">
            <text:p>23.865877712</text:p>
          </table:table-cell>
          <table:table-cell office:value-type="float" office:value="76.1341222879684" calcext:value-type="float">
            <text:p>76.134122288</text:p>
          </table:table-cell>
          <table:table-cell table:number-columns-repeated="4"/>
          <table:table-cell office:value-type="string" calcext:value-type="string">
            <text:p>(10, 2)</text:p>
          </table:table-cell>
          <table:table-cell office:value-type="float" office:value="28.5140562248996" calcext:value-type="float">
            <text:p>28.5140562249</text:p>
          </table:table-cell>
          <table:table-cell office:value-type="float" office:value="71.4859437751004" calcext:value-type="float">
            <text:p>71.4859437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4)</text:p>
          </table:table-cell>
          <table:table-cell office:value-type="float" office:value="16.5105963528832" calcext:value-type="float">
            <text:p>16.5105963529</text:p>
          </table:table-cell>
          <table:table-cell office:value-type="float" office:value="83.4894036471168" calcext:value-type="float">
            <text:p>83.4894036471</text:p>
          </table:table-cell>
          <table:table-cell table:number-columns-repeated="4"/>
          <table:table-cell office:value-type="string" calcext:value-type="string">
            <text:p>(5, 4)</text:p>
          </table:table-cell>
          <table:table-cell office:value-type="float" office:value="25.4863171777118" calcext:value-type="float">
            <text:p>25.4863171777</text:p>
          </table:table-cell>
          <table:table-cell office:value-type="float" office:value="74.5136828222882" calcext:value-type="float">
            <text:p>74.5136828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1.2)</text:p>
          </table:table-cell>
          <table:table-cell office:value-type="float" office:value="24.7064828994385" calcext:value-type="float">
            <text:p>24.7064828994</text:p>
          </table:table-cell>
          <table:table-cell office:value-type="float" office:value="75.2935171005615" calcext:value-type="float">
            <text:p>75.2935171006</text:p>
          </table:table-cell>
          <table:table-cell table:number-columns-repeated="4"/>
          <table:table-cell office:value-type="string" calcext:value-type="string">
            <text:p>(20, 1.2)</text:p>
          </table:table-cell>
          <table:table-cell office:value-type="float" office:value="26.2642740619902" calcext:value-type="float">
            <text:p>26.264274062</text:p>
          </table:table-cell>
          <table:table-cell office:value-type="float" office:value="73.7357259380098" calcext:value-type="float">
            <text:p>73.735725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7)</text:p>
          </table:table-cell>
          <table:table-cell office:value-type="float" office:value="14.0177690029615" calcext:value-type="float">
            <text:p>14.017769003</text:p>
          </table:table-cell>
          <table:table-cell office:value-type="float" office:value="85.9822309970385" calcext:value-type="float">
            <text:p>85.982230997</text:p>
          </table:table-cell>
          <table:table-cell table:number-columns-repeated="4"/>
          <table:table-cell office:value-type="string" calcext:value-type="string">
            <text:p>(15, 7)</text:p>
          </table:table-cell>
          <table:table-cell office:value-type="float" office:value="7.34573947110676" calcext:value-type="float">
            <text:p>7.3457394711</text:p>
          </table:table-cell>
          <table:table-cell office:value-type="float" office:value="92.6542605288932" calcext:value-type="float">
            <text:p>92.6542605289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Estimated Priors and Equal Variances</text:p>
          </table:table-cell>
          <table:covered-table-cell/>
          <table:table-cell table:number-columns-repeated="4"/>
          <table:table-cell table:style-name="Default"/>
          <table:table-cell table:style-name="ce1" office:value-type="string" calcext:value-type="string">
            <text:p>Estimated Priors and Equal Varianc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4"/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1)</text:p>
          </table:table-cell>
          <table:table-cell office:value-type="float" office:value="98.7798678190137" calcext:value-type="float">
            <text:p>98.779867819</text:p>
          </table:table-cell>
          <table:table-cell office:value-type="float" office:value="1.22013218098627" calcext:value-type="float">
            <text:p>1.220132181</text:p>
          </table:table-cell>
          <table:table-cell table:number-columns-repeated="4"/>
          <table:table-cell office:value-type="string" calcext:value-type="string">
            <text:p>(0, 1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)</text:p>
          </table:table-cell>
          <table:table-cell office:value-type="float" office:value="95.4545454545455" calcext:value-type="float">
            <text:p>95.4545454545</text:p>
          </table:table-cell>
          <table:table-cell office:value-type="float" office:value="4.54545454545455" calcext:value-type="float">
            <text:p>4.5454545455</text:p>
          </table:table-cell>
          <table:table-cell table:number-columns-repeated="4"/>
          <table:table-cell office:value-type="string" calcext:value-type="string">
            <text:p>(10, 2)</text:p>
          </table:table-cell>
          <table:table-cell office:value-type="float" office:value="67.9518072289157" calcext:value-type="float">
            <text:p>67.9518072289</text:p>
          </table:table-cell>
          <table:table-cell office:value-type="float" office:value="32.0481927710843" calcext:value-type="float">
            <text:p>32.0481927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4)</text:p>
          </table:table-cell>
          <table:table-cell office:value-type="float" office:value="78.8634097706879" calcext:value-type="float">
            <text:p>78.8634097707</text:p>
          </table:table-cell>
          <table:table-cell office:value-type="float" office:value="21.1365902293121" calcext:value-type="float">
            <text:p>21.1365902293</text:p>
          </table:table-cell>
          <table:table-cell table:number-columns-repeated="4"/>
          <table:table-cell office:value-type="string" calcext:value-type="string">
            <text:p>(5, 4)</text:p>
          </table:table-cell>
          <table:table-cell office:value-type="float" office:value="98.7471150675898" calcext:value-type="float">
            <text:p>98.7471150676</text:p>
          </table:table-cell>
          <table:table-cell office:value-type="float" office:value="1.25288493241016" calcext:value-type="float">
            <text:p>1.2528849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1.2)</text:p>
          </table:table-cell>
          <table:table-cell office:value-type="float" office:value="99.400299850075" calcext:value-type="float">
            <text:p>99.4002998501</text:p>
          </table:table-cell>
          <table:table-cell office:value-type="float" office:value="0.599700149925037" calcext:value-type="float">
            <text:p>0.5997001499</text:p>
          </table:table-cell>
          <table:table-cell table:number-columns-repeated="4"/>
          <table:table-cell office:value-type="string" calcext:value-type="string">
            <text:p>(20, 1.2)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7)</text:p>
          </table:table-cell>
          <table:table-cell office:value-type="float" office:value="60.8080808080808" calcext:value-type="float">
            <text:p>60.8080808081</text:p>
          </table:table-cell>
          <table:table-cell office:value-type="float" office:value="39.1919191919192" calcext:value-type="float">
            <text:p>39.1919191919</text:p>
          </table:table-cell>
          <table:table-cell table:number-columns-repeated="4"/>
          <table:table-cell office:value-type="string" calcext:value-type="string">
            <text:p>(15, 7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Equal Priors and Estimated Variances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Equal Priors and Estimated Variances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4"/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1)</text:p>
          </table:table-cell>
          <table:table-cell office:value-type="float" office:value="99.3360572012258" calcext:value-type="float">
            <text:p>99.3360572012</text:p>
          </table:table-cell>
          <table:table-cell office:value-type="float" office:value="0.663942798774259" calcext:value-type="float">
            <text:p>0.6639427988</text:p>
          </table:table-cell>
          <table:table-cell table:number-columns-repeated="4"/>
          <table:table-cell office:value-type="string" calcext:value-type="string">
            <text:p>(0, 1)</text:p>
          </table:table-cell>
          <table:table-cell office:value-type="float" office:value="99.7011952191235" calcext:value-type="float">
            <text:p>99.7011952191</text:p>
          </table:table-cell>
          <table:table-cell office:value-type="float" office:value="0.298804780876494" calcext:value-type="float">
            <text:p>0.2988047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)</text:p>
          </table:table-cell>
          <table:table-cell office:value-type="float" office:value="92.1597633136095" calcext:value-type="float">
            <text:p>92.1597633136</text:p>
          </table:table-cell>
          <table:table-cell office:value-type="float" office:value="7.84023668639053" calcext:value-type="float">
            <text:p>7.8402366864</text:p>
          </table:table-cell>
          <table:table-cell table:number-columns-repeated="4"/>
          <table:table-cell office:value-type="string" calcext:value-type="string">
            <text:p>(10, 2)</text:p>
          </table:table-cell>
          <table:table-cell office:value-type="float" office:value="92.8112449799197" calcext:value-type="float">
            <text:p>92.8112449799</text:p>
          </table:table-cell>
          <table:table-cell office:value-type="float" office:value="7.18875502008032" calcext:value-type="float">
            <text:p>7.1887550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4)</text:p>
          </table:table-cell>
          <table:table-cell office:value-type="float" office:value="78.9551503203549" calcext:value-type="float">
            <text:p>78.9551503204</text:p>
          </table:table-cell>
          <table:table-cell office:value-type="float" office:value="21.0448496796451" calcext:value-type="float">
            <text:p>21.0448496796</text:p>
          </table:table-cell>
          <table:table-cell table:number-columns-repeated="4"/>
          <table:table-cell office:value-type="string" calcext:value-type="string">
            <text:p>(5, 4)</text:p>
          </table:table-cell>
          <table:table-cell office:value-type="float" office:value="78.3053082756347" calcext:value-type="float">
            <text:p>78.3053082756</text:p>
          </table:table-cell>
          <table:table-cell office:value-type="float" office:value="21.6946917243653" calcext:value-type="float">
            <text:p>21.6946917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1.2)</text:p>
          </table:table-cell>
          <table:table-cell office:value-type="float" office:value="98.825931597754" calcext:value-type="float">
            <text:p>98.8259315978</text:p>
          </table:table-cell>
          <table:table-cell office:value-type="float" office:value="1.17406840224604" calcext:value-type="float">
            <text:p>1.1740684022</text:p>
          </table:table-cell>
          <table:table-cell table:number-columns-repeated="4"/>
          <table:table-cell office:value-type="string" calcext:value-type="string">
            <text:p>(20, 1.2)</text:p>
          </table:table-cell>
          <table:table-cell office:value-type="float" office:value="98.7765089722675" calcext:value-type="float">
            <text:p>98.7765089723</text:p>
          </table:table-cell>
          <table:table-cell office:value-type="float" office:value="1.22349102773246" calcext:value-type="float">
            <text:p>1.2234910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7)</text:p>
          </table:table-cell>
          <table:table-cell office:value-type="float" office:value="65.7453109575518" calcext:value-type="float">
            <text:p>65.7453109576</text:p>
          </table:table-cell>
          <table:table-cell office:value-type="float" office:value="34.2546890424482" calcext:value-type="float">
            <text:p>34.2546890424</text:p>
          </table:table-cell>
          <table:table-cell table:number-columns-repeated="4"/>
          <table:table-cell office:value-type="string" calcext:value-type="string">
            <text:p>(15, 7)</text:p>
          </table:table-cell>
          <table:table-cell office:value-type="float" office:value="66.1116552399608" calcext:value-type="float">
            <text:p>66.11165524</text:p>
          </table:table-cell>
          <table:table-cell office:value-type="float" office:value="33.8883447600392" calcext:value-type="float">
            <text:p>33.8883447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Estimated Priors and Estimated Variances</text:p>
          </table:table-cell>
          <table:covered-table-cell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Estimated Priors and Estimated Variances</text:p>
          </table:table-cell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4"/>
          <table:table-cell office:value-type="string" calcext:value-type="string">
            <text:p>(<text:span text:style-name="T1">μ,</text:span><text:span text:style-name="T2">σ</text:span>)</text:p>
          </table:table-cell>
          <table:table-cell table:style-name="ce1" office:value-type="string" calcext:value-type="string">
            <text:p>Correctly Classified</text:p>
          </table:table-cell>
          <table:table-cell table:style-name="ce1" office:value-type="string" calcext:value-type="string">
            <text:p>Wrongly Classif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1)</text:p>
          </table:table-cell>
          <table:table-cell office:value-type="float" office:value="99.2339121552605" calcext:value-type="float">
            <text:p>99.2339121553</text:p>
          </table:table-cell>
          <table:table-cell office:value-type="float" office:value="0.76608784473953" calcext:value-type="float">
            <text:p>0.7660878447</text:p>
          </table:table-cell>
          <table:table-cell table:number-columns-repeated="4"/>
          <table:table-cell office:value-type="string" calcext:value-type="string">
            <text:p>(0, 1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)</text:p>
          </table:table-cell>
          <table:table-cell office:value-type="float" office:value="90.3846153846154" calcext:value-type="float">
            <text:p>90.3846153846</text:p>
          </table:table-cell>
          <table:table-cell office:value-type="float" office:value="9.61538461538462" calcext:value-type="float">
            <text:p>9.6153846154</text:p>
          </table:table-cell>
          <table:table-cell table:number-columns-repeated="4"/>
          <table:table-cell office:value-type="string" calcext:value-type="string">
            <text:p>(10, 2)</text:p>
          </table:table-cell>
          <table:table-cell office:value-type="float" office:value="74.136546184739" calcext:value-type="float">
            <text:p>74.1365461847</text:p>
          </table:table-cell>
          <table:table-cell office:value-type="float" office:value="25.863453815261" calcext:value-type="float">
            <text:p>25.8634538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4)</text:p>
          </table:table-cell>
          <table:table-cell office:value-type="float" office:value="80.7787087235091" calcext:value-type="float">
            <text:p>80.7787087235</text:p>
          </table:table-cell>
          <table:table-cell office:value-type="float" office:value="19.2212912764909" calcext:value-type="float">
            <text:p>19.2212912765</text:p>
          </table:table-cell>
          <table:table-cell table:number-columns-repeated="4"/>
          <table:table-cell office:value-type="string" calcext:value-type="string">
            <text:p>(5, 4)</text:p>
          </table:table-cell>
          <table:table-cell office:value-type="float" office:value="98.0547312891527" calcext:value-type="float">
            <text:p>98.0547312892</text:p>
          </table:table-cell>
          <table:table-cell office:value-type="float" office:value="1.94526871084735" calcext:value-type="float">
            <text:p>1.9452687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1.2)</text:p>
          </table:table-cell>
          <table:table-cell office:value-type="float" office:value="98.825931597754" calcext:value-type="float">
            <text:p>98.8259315978</text:p>
          </table:table-cell>
          <table:table-cell office:value-type="float" office:value="1.17406840224604" calcext:value-type="float">
            <text:p>1.1740684022</text:p>
          </table:table-cell>
          <table:table-cell table:number-columns-repeated="4"/>
          <table:table-cell office:value-type="string" calcext:value-type="string">
            <text:p>(20, 1.2)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7)</text:p>
          </table:table-cell>
          <table:table-cell office:value-type="float" office:value="66.6831194471866" calcext:value-type="float">
            <text:p>66.6831194472</text:p>
          </table:table-cell>
          <table:table-cell office:value-type="float" office:value="33.3168805528134" calcext:value-type="float">
            <text:p>33.3168805528</text:p>
          </table:table-cell>
          <table:table-cell table:number-columns-repeated="4"/>
          <table:table-cell office:value-type="string" calcext:value-type="string">
            <text:p>(15, 7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 table:number-columns-spanned="6" table:number-rows-spanned="1">
            <text:p>As number of parameters increases we get better accuracy and the class having less variance is predictor with high accuracy. </text:p>
          </table:table-cell>
          <table:covered-table-cell table:style-name="Default"/>
          <table:covered-table-cell table:number-columns-repeated="4"/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5"/>
          <table:table-cell office:value-type="string" calcext:value-type="string" table:number-columns-spanned="10" table:number-rows-spanned="1">
            <text:p>As Number of parameters increased we got better accuracy but in cases where we estimated the priors we observed that the classes with low priors had bad accuracy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Noto Sans CJK SC DemiLight" svg:font-family="'Noto Sans CJK SC DemiLight'" style:font-adornments="DemiLight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0:01:46.624665511</meta:creation-date>
    <dc:date>2018-12-19T20:51:47.657836095</dc:date>
    <meta:editing-duration>PT15M23S</meta:editing-duration>
    <meta:editing-cycles>3</meta:editing-cycles>
    <meta:generator>LibreOffice/5.1.6.2$Linux_X86_64 LibreOffice_project/10m0$Build-2</meta:generator>
    <meta:document-statistic meta:table-count="1" meta:cell-count="156" meta:object-count="0"/>
  </office:meta>
</office:document-meta>
</file>